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22a7"/>
    </style:style>
    <style:style style:name="T1" style:family="text">
      <style:text-properties officeooo:rsid="001022a7"/>
    </style:style>
    <style:style style:name="T2" style:family="text">
      <style:text-properties officeooo:rsid="0010fb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Deploy a pod named nginx-pod using the nginx:alpine image.</text:p>
      <text:p text:style-name="Standard">Name: nginx-pod-yourname</text:p>
      <text:p text:style-name="Standard">Image: nginx:alpine</text:p>
      <text:p text:style-name="Standard"><text:tab/></text:p>
      <text:p text:style-name="Standard"><text:tab/><text:span text:style-name="T1">kubectl run nginx-pod-alvadim –image=nginx:alpine</text:span></text:p>
      <text:p text:style-name="Standard"/>
      <text:p text:style-name="Standard">2. Deploy a messaging pod using the redis:alpine image with the labels set to tier=msg.</text:p>
      <text:p text:style-name="Standard">Pod Name: messaging</text:p>
      <text:p text:style-name="Standard">Image: redis:alpine</text:p>
      <text:p text:style-name="Standard">Labels: tier=msg</text:p>
      <text:p text:style-name="Standard"/>
      <text:p text:style-name="Standard"><text:s text:c="8"/>kubectl run messaging --image=redis:alpine -l tier=msg </text:p>
      <text:p text:style-name="Standard"/>
      <text:p text:style-name="Standard">3. Create a namespace named apx-x998-yourname</text:p>
      <text:p text:style-name="Standard"/>
      <text:p text:style-name="Standard"><text:tab/>kubectl create ns apx-x998-alvadim </text:p>
      <text:p text:style-name="Standard"/>
      <text:p text:style-name="Standard">4. Get the list of nodes in JSON format and store it in a file at /tmp/nodes-yourname</text:p>
      <text:p text:style-name="Standard"/>
      <text:p text:style-name="Standard"><text:tab/>kubectl get nodes -o json &gt; /tmp/nodes-alvadim</text:p>
      <text:p text:style-name="Standard"/>
      <text:p text:style-name="Standard">5. Create a service messaging-service to expose the messaging application within the</text:p>
      <text:p text:style-name="Standard">cluster on port 6379.</text:p>
      <text:p text:style-name="Standard">a. Use imperative commands - kubectl</text:p>
      <text:p text:style-name="Standard">b. Service: messaging-service</text:p>
      <text:p text:style-name="Standard">c. Port: 6379</text:p>
      <text:p text:style-name="Standard">d. Type: ClusterIp</text:p>
      <text:p text:style-name="Standard">e. Use the right labels</text:p>
      <text:p text:style-name="Standard"/>
      <text:p text:style-name="P1"><text:tab/></text:p>
      <text:p text:style-name="P1"><text:tab/>kubectl create service clusterip messaging-service --tcp=6379:6379</text:p>
      <text:p text:style-name="P1"><text:s text:c="12"/>kubectl label service messaging-service tier=msg</text:p>
      <text:p text:style-name="P1"/>
      <text:p text:style-name="Standard">6. Create a service messaging-service to expose the messaging application within the</text:p>
      <text:p text:style-name="Standard">cluster on port 6379.</text:p>
      <text:p text:style-name="Standard">a. Service: messaging-service</text:p>
      <text:p text:style-name="Standard">b. Port: 6379</text:p>
      <text:p text:style-name="Standard">c. Type: ClusterIp</text:p>
      <text:p text:style-name="Standard">d. Use the right labels</text:p>
      <text:p text:style-name="Standard"/>
      <text:p text:style-name="Standard"><text:tab/>q6.yaml</text:p>
      <text:p text:style-name="Standard"/>
      <text:p text:style-name="Standard">7. Create a deployment named hr-web-app using the image kodekloud/webapp-color</text:p>
      <text:p text:style-name="Standard">with 2 replicas</text:p>
      <text:p text:style-name="Standard">a. Name: hr-web-app</text:p>
      <text:p text:style-name="Standard">b. Image: kodekloud/webapp-color</text:p>
      <text:p text:style-name="Standard">c. Replicas: 2</text:p>
      <text:p text:style-name="Standard"/>
      <text:p text:style-name="Standard"><text:tab/>kubectl create deployment hr-web-app --image=kodekloud/webapp-color –replicas=2</text:p>
      <text:p text:style-name="Standard"/>
      <text:p text:style-name="Standard"/>
      <text:p text:style-name="Standard"/>
      <text:p text:style-name="Standard"><text:soft-page-break/>8. Create a static pod named static-busybox on the master node that uses the busybox</text:p>
      <text:p text:style-name="Standard">image and the command sleep 1000</text:p>
      <text:p text:style-name="Standard">a. Name: static-busybox</text:p>
      <text:p text:style-name="Standard">b. Image: busybox</text:p>
      <text:p text:style-name="Standard"/>
      <text:p text:style-name="Standard"><text:s text:c="4"/>1- kubectl run static-busybox --image=busybox --dry-run=client -o yaml &gt; static-busybox.yaml</text:p>
      <text:p text:style-name="Standard"><text:s text:c="4"/>2- add command sleep 1000 to static-busybox.yaml</text:p>
      <text:p text:style-name="Standard"><text:s text:c="4"/>3- cp static-busybox.yaml /etc/kubernetes/manifests</text:p>
      <text:p text:style-name="Standard"><text:s text:c="4"/>see static-busybox.yaml</text:p>
      <text:p text:style-name="Standard"/>
      <text:p text:style-name="Standard"/>
      <text:p text:style-name="Standard">9. Create a POD in the finance-yourname namespace named temp-bus with the image</text:p>
      <text:p text:style-name="Standard">redis:alpine</text:p>
      <text:p text:style-name="Standard">a. Name: temp-bus</text:p>
      <text:p text:style-name="Standard">b. Image Name: redis:alpine</text:p>
      <text:p text:style-name="Standard"/>
      <text:p text:style-name="Standard"><text:s text:c="4"/>kubectl create ns finance-alvadim</text:p>
      <text:p text:style-name="Standard"><text:s text:c="4"/>kubectl run temp-bus --image=redis:alpine --namespace=finance-alvadim</text:p>
      <text:p text:style-name="Standard"><text:s text:c="4"/>also q9.yaml</text:p>
      <text:p text:style-name="Standard"/>
      <text:p text:style-name="Standard">10. Create a Persistent Volume with the given specification</text:p>
      <text:p text:style-name="Standard">a. Volume Name: pv-analytics</text:p>
      <text:p text:style-name="Standard">b. Storage: 100Mi</text:p>
      <text:p text:style-name="Standard">c. Access modes: ReadWriteMany</text:p>
      <text:p text:style-name="Standard">d. Host Path: /pv/data-analytics</text:p>
      <text:p text:style-name="Standard"/>
      <text:p text:style-name="Standard"><text:tab/>q10.yaml</text:p>
      <text:p text:style-name="Standard"/>
      <text:p text:style-name="Standard">11. Create a Pod called redis-storage-yourname with image: redis:alpine with a Volume</text:p>
      <text:p text:style-name="Standard">of type emptyDir that lasts for the life of the Pod. specs:.</text:p>
      <text:p text:style-name="Standard">a. Pod named 'redis-storage-yourname'</text:p>
      <text:p text:style-name="Standard">b. Pod 'redis-storage-yourname' uses Volume type of emptyDir</text:p>
      <text:p text:style-name="Standard">c. Pod 'redis-storage-yourname' uses volumeMount with mountPath =</text:p>
      <text:p text:style-name="Standard">/data/redis</text:p>
      <text:p text:style-name="Standard"/>
      <text:p text:style-name="Standard"><text:s text:c="11"/>q11.yaml</text:p>
      <text:p text:style-name="Standard"/>
      <text:p text:style-name="Standard">12. Create this pod and attached it a persistent volume called pv-1</text:p>
      <text:p text:style-name="Standard">a. Make sure the PV mountPath is hostbase : /data</text:p>
      <text:p text:style-name="Standard"/>
      <text:p text:style-name="Standard"><text:tab/>q12-pod.yaml q10.yam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3. Create a new deployment called nginx-deploy, with image nginx:1.16 and 1 replica.</text:p>
      <text:p text:style-name="Standard">Record the version. Next upgrade the deployment to version 1.17 using rolling</text:p>
      <text:p text:style-name="Standard">update. Make sure that the version upgrade is recorded in the resource annotation.</text:p>
      <text:p text:style-name="Standard">a. Deployment : nginx-deploy. Image: nginx:1.16</text:p>
      <text:p text:style-name="Standard">b. Image: nginx:1.16</text:p>
      <text:p text:style-name="Standard">c. Task: Upgrade the version of the deployment to 1:17</text:p>
      <text:p text:style-name="Standard">d. Task: Record the changes for the image upgrade</text:p>
      <text:p text:style-name="Standard"/>
      <text:p text:style-name="Standard"><text:tab/>kubectl create deployment nginx-deploy --image=nginx:1.16 --replicas=1</text:p>
      <text:p text:style-name="Standard"><text:s text:c="5"/>kubectl describe po | grep image</text:p>
      <text:p text:style-name="Standard"><text:s text:c="5"/>kubectl set image deployment nginx-deploy nginx=nginx:1.17 --record=true</text:p>
      <text:p text:style-name="Standard"/>
      <text:p text:style-name="Standard"><text:s text:c="7"/>- Normal <text:s/>Pulling <text:s text:c="3"/>106s <text:s/>kubelet <text:s text:c="11"/>Pulling image "nginx:1.17"</text:p>
      <text:p text:style-name="Standard"><text:s text:c="7"/>- Normal <text:s/>Pulled <text:s text:c="4"/>78s <text:s text:c="2"/>kubelet <text:s text:c="11"/>Successfully pulled image "nginx:1.17" in <text:s text:c="9"/>28.394390912s</text:p>
      <text:p text:style-name="Standard"/>
      <text:p text:style-name="Standard"><text:s text:c="5"/>kubectl rollout status deployment/nginx-deploy</text:p>
      <text:p text:style-name="Standard"><text:s text:c="5"/>kubectl edit deploy nginx-deploy</text:p>
      <text:p text:style-name="Standard"/>
      <text:p text:style-name="Standard"><text:s text:c="4"/>annotations:</text:p>
      <text:p text:style-name="Standard"><text:s text:c="4"/>deployment.kubernetes.io/revision: "2"</text:p>
      <text:p text:style-name="Standard"><text:s text:c="4"/>kubernetes.io/change-cause: kubectl1.25.4 set image deployment nginx-deploy nginx=nginx:1.17</text:p>
      <text:p text:style-name="Standard"/>
      <text:p text:style-name="Standard">14. Create an nginx pod called nginx-resolver using image nginx, expose it internally</text:p>
      <text:p text:style-name="Standard">with a service called nginx-resolver-service. Test that you are able to look up the</text:p>
      <text:p text:style-name="Standard">service and pod names from within the cluster. Use the image: busybox:1.28 for dns</text:p>
      <text:p text:style-name="Standard">lookup. Record results in /root/nginx-yourname.svc and /root/nginx-yourname.pod</text:p>
      <text:p text:style-name="Standard"/>
      <text:p text:style-name="Standard"><text:tab/>q14pod.yaml</text:p>
      <text:p text:style-name="Standard"><text:s text:c="4"/>q14svc.yaml</text:p>
      <text:p text:style-name="Standard"/>
      <text:p text:style-name="Standard"><text:s text:c="4"/>kubectl exec -ti nginx-resolver -- /bin/bash</text:p>
      <text:p text:style-name="Standard"><text:s text:c="4"/>apt-get update</text:p>
      <text:p text:style-name="Standard"><text:s text:c="4"/>apt-get install -y busybox</text:p>
      <text:p text:style-name="Standard"><text:s text:c="4"/>busybox nslookup nginx-resolver-service.default.svc.cluster.local \</text:p>
      <text:p text:style-name="Standard"><text:s text:c="14"/>&gt; /root/nginx-yourname.svc </text:p>
      <text:p text:style-name="Standard"><text:s text:c="13"/>Server:<text:tab/>10.43.0.10</text:p>
      <text:p text:style-name="Standard"><text:s text:c="13"/>Address:<text:tab/>10.43.0.10:53</text:p>
      <text:p text:style-name="Standard"/>
      <text:p text:style-name="Standard"><text:s text:c="13"/>Name:<text:tab/>nginx-resolver-service.default.svc.cluster.local</text:p>
      <text:p text:style-name="Standard"><text:s text:c="13"/>Address: 10.43.233.118</text:p>
      <text:p text:style-name="Standard"/>
      <text:p text:style-name="Standard">15. Create a static pod on node01 called nginx-critical with image nginx. Create this pod</text:p>
      <text:p text:style-name="Standard">on node01 and make sure that it is recreated/restarted automatically in case of a</text:p>
      <text:p text:style-name="Standard">failure.</text:p>
      <text:p text:style-name="Standard"/>
      <text:p text:style-name="Standard"><text:tab/>ssh node01</text:p>
      <text:p text:style-name="Standard"><text:s text:c="4"/>#mkdir -p /etc/kubernetes/manifests/</text:p>
      <text:p text:style-name="Standard">cat &lt;&lt;EOF &gt;/etc/kubernetes/manifests/static-web.yaml</text:p>
      <text:p text:style-name="Standard">apiVersion: v1</text:p>
      <text:p text:style-name="Standard">kind: Pod</text:p>
      <text:p text:style-name="Standard">metadata:</text:p>
      <text:p text:style-name="Standard"><text:soft-page-break/><text:s text:c="2"/>name: nginx-critical</text:p>
      <text:p text:style-name="Standard">spec:</text:p>
      <text:p text:style-name="Standard"><text:s text:c="2"/>containers:</text:p>
      <text:p text:style-name="Standard"><text:s text:c="4"/>- name: nginx-critical</text:p>
      <text:p text:style-name="Standard"><text:s text:c="6"/>image: nginx</text:p>
      <text:p text:style-name="Standard"><text:s text:c="6"/>ports:</text:p>
      <text:p text:style-name="Standard"><text:s text:c="8"/>- name: nginx-critical</text:p>
      <text:p text:style-name="Standard"><text:s text:c="10"/>containerPort: 80</text:p>
      <text:p text:style-name="Standard"><text:s text:c="10"/>protocol: TCP</text:p>
      <text:p text:style-name="Standard">EOF</text:p>
      <text:p text:style-name="Standard"/>
      <text:p text:style-name="Standard">16. Create a pod called multi-pod with two containers.</text:p>
      <text:p text:style-name="Standard">Container 1, name: alpha, image: nginx</text:p>
      <text:p text:style-name="Standard">Container 2: beta, image: busybox, command sleep 4800.</text:p>
      <text:p text:style-name="Standard">a. Environment Variables:</text:p>
      <text:p text:style-name="Standard">i.</text:p>
      <text:p text:style-name="Standard">container 1:</text:p>
      <text:p text:style-name="Standard">ii.</text:p>
      <text:p text:style-name="Standard">name: alpha</text:p>
      <text:p text:style-name="Standard">iii.</text:p>
      <text:p text:style-name="Standard">iv.</text:p>
      <text:p text:style-name="Standard">Container 2:</text:p>
      <text:p text:style-name="Standard">name: beta</text:p>
      <text:p text:style-name="Standard"/>
      <text:p text:style-name="Standard"><text:tab/><text:span text:style-name="T2">q16.yam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7:14:47.543025213</meta:creation-date>
    <dc:date>2022-12-11T17:40:17.048171487</dc:date>
    <meta:editing-duration>PT3M22S</meta:editing-duration>
    <meta:editing-cycles>1</meta:editing-cycles>
    <meta:document-statistic meta:table-count="0" meta:image-count="0" meta:object-count="0" meta:page-count="4" meta:paragraph-count="132" meta:word-count="671" meta:character-count="5153" meta:non-whitespace-character-count="4319"/>
    <meta:generator>LibreOffice/7.3.7.2$Linux_X86_64 LibreOffice_project/30$Build-2</meta:generator>
  </office:meta>
</office:document-meta>
</file>